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138.25pt"/>
    </style:style>
    <style:style style:name="co4" style:family="table-column">
      <style:table-column-properties fo:break-before="auto" style:column-width="110.15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94.76pt"/>
    </style:style>
    <style:style style:name="co7" style:family="table-column">
      <style:table-column-properties fo:break-before="auto" style:column-width="8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4" style:family="table-cell" style:parent-style-name="Default" style:data-style-name="N144"/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82"/>
    <style:style style:name="ce10" style:family="table-cell" style:parent-style-name="Default" style:data-style-name="N43"/>
    <style:style style:name="ce11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ipole" table:style-name="ta1">
        <table:shapes>
          <draw:frame draw:z-index="0" draw:style-name="gr1" draw:text-style-name="P1" svg:width="453.83pt" svg:height="255.29pt" svg:x="536.29pt" svg:y="10.69pt">
            <loext:p draw:notify-on-update-of-ranges="Dipole.B1:Dipole.B1 Dipole.C2:Dipole.C5 Dipole.B1:Dipole.B1 Dipole.B2:Dipole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Radius residual vs field" draw:style-name="gr1" draw:text-style-name="P1" svg:width="453.26pt" svg:height="255.29pt" svg:x="536.34pt" svg:y="285.87pt">
            <loext:p draw:notify-on-update-of-ranges="Dipole.B2:Dipole.B5 Dipole.F1:Dipole.F1 Dipole.E2:Dipole.E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6pt" svg:height="255.29pt" svg:x="30.27pt" svg:y="284.46pt">
            <loext:p draw:notify-on-update-of-ranges="Dipole.C2:Dipole.C5 Dipole.F1:Dipole.F1 Dipole.F2:Dipole.F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3"/>
        <table:table-column table:style-name="co4" table:default-cell-style-name="ce4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MR field [T]</text:p>
          </table:table-cell>
          <table:table-cell office:value-type="string" calcext:value-type="string">
            <text:p>Brho</text:p>
          </table:table-cell>
          <table:table-cell office:value-type="string" calcext:value-type="string">
            <text:p>radius</text:p>
          </table:table-cell>
          <table:table-cell table:number-columns-repeated="2" table:style-name="Default" office:value-type="string" calcext:value-type="string">
            <text:p>residual from design radius</text:p>
          </table:table-cell>
        </table:table-row>
        <table:table-row table:style-name="ro1">
          <table:table-cell office:value-type="date" office:date-value="2019-03-11" calcext:value-type="date">
            <text:p>03/11/19</text:p>
          </table:table-cell>
          <table:table-cell office:value-type="float" office:value="0.55319" calcext:value-type="float">
            <text:p>0.55319</text:p>
          </table:table-cell>
          <table:table-cell office:value-type="float" office:value="0.6893" calcext:value-type="float">
            <text:p>0.6893</text:p>
          </table:table-cell>
          <table:table-cell table:formula="of:=[.C2]/[.B2]" office:value-type="float" office:value="1.24604566243063" calcext:value-type="float">
            <text:p>1.2460456624</text:p>
          </table:table-cell>
          <table:table-cell table:formula="of:=(1.25-[.D2])/[.D2]" office:value-type="percentage" office:value="0.00317350935731909" calcext:value-type="percentage">
            <text:p>0.32%</text:p>
          </table:table-cell>
          <table:table-cell table:formula="of:=([.C2]*0.8063684438-0.0027124764-[.B2])/[.B2]" office:value-type="percentage" office:value="-0.000131434206439219" calcext:value-type="percentage">
            <text:p>-0.01314%</text:p>
          </table:table-cell>
        </table:table-row>
        <table:table-row table:style-name="ro1">
          <table:table-cell office:value-type="date" office:date-value="2019-03-25" calcext:value-type="date">
            <text:p>03/25/19</text:p>
          </table:table-cell>
          <table:table-cell office:value-type="float" office:value="0.525126" calcext:value-type="float">
            <text:p>0.525126</text:p>
          </table:table-cell>
          <table:table-cell office:value-type="float" office:value="0.6545" calcext:value-type="float">
            <text:p>0.6545</text:p>
          </table:table-cell>
          <table:table-cell table:formula="of:=[.C3]/[.B3]" office:value-type="float" office:value="1.24636753845744" calcext:value-type="float">
            <text:p>1.2463675385</text:p>
          </table:table-cell>
          <table:table-cell table:formula="of:=(1.25-[.D3])/[.D3]" office:value-type="percentage" office:value="0.00291443850267363" calcext:value-type="percentage">
            <text:p>0.29%</text:p>
          </table:table-cell>
          <table:table-cell table:formula="of:=([.C3]*0.8063684438-0.0027124764-[.B3])/[.B3]" office:value-type="percentage" office:value="-0.000133929633840077" calcext:value-type="percentage">
            <text:p>-0.01339%</text:p>
          </table:table-cell>
        </table:table-row>
        <table:table-row table:style-name="ro1">
          <table:table-cell office:value-type="date" office:date-value="2019-03-26" calcext:value-type="date">
            <text:p>03/26/19</text:p>
          </table:table-cell>
          <table:table-cell office:value-type="float" office:value="0.432115" calcext:value-type="float">
            <text:p>0.432115</text:p>
          </table:table-cell>
          <table:table-cell office:value-type="float" office:value="0.5396" calcext:value-type="float">
            <text:p>0.5396</text:p>
          </table:table-cell>
          <table:table-cell table:formula="of:=[.C4]/[.B4]" office:value-type="float" office:value="1.2487416544207" calcext:value-type="float">
            <text:p>1.2487416544</text:p>
          </table:table-cell>
          <table:table-cell table:formula="of:=(1.25-[.D4])/[.D4]" office:value-type="percentage" office:value="0.00100769088213475" calcext:value-type="percentage">
            <text:p>0.10%</text:p>
          </table:table-cell>
          <table:table-cell table:formula="of:=([.C4]*0.8063684438-0.0027124764-[.B4])/[.B4]" office:value-type="percentage" office:value="0.000668655044328685" calcext:value-type="percentage">
            <text:p>0.06687%</text:p>
          </table:table-cell>
        </table:table-row>
        <table:table-row table:style-name="ro1">
          <table:table-cell office:value-type="date" office:date-value="2019-03-26" calcext:value-type="date">
            <text:p>03/26/19</text:p>
          </table:table-cell>
          <table:table-cell office:value-type="float" office:value="0.327385" calcext:value-type="float">
            <text:p>0.327385</text:p>
          </table:table-cell>
          <table:table-cell table:style-name="ce2" office:value-type="float" office:value="0.40961" calcext:value-type="float">
            <text:p>0.40961</text:p>
          </table:table-cell>
          <table:table-cell table:formula="of:=[.C5]/[.B5]" office:value-type="float" office:value="1.25115689478748" calcext:value-type="float">
            <text:p>1.2511568948</text:p>
          </table:table-cell>
          <table:table-cell table:formula="of:=(1.25-[.D5])/[.D5]" office:value-type="percentage" office:value="-0.000924660042479497" calcext:value-type="percentage">
            <text:p>-0.09%</text:p>
          </table:table-cell>
          <table:table-cell table:formula="of:=([.C5]*0.8063684438-0.0027124764-[.B5])/[.B5]" office:value-type="percentage" office:value="0.000608158177430429" calcext:value-type="percentage">
            <text:p>0.06082%</text:p>
          </table:table-cell>
        </table:table-row>
      </table:table>
      <table:table table:name="Tunes" table:style-name="ta1">
        <table:table-column table:style-name="co5" table:default-cell-style-name="ce6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5"/>
          <table:table-cell table:style-name="ce7" office:value-type="string" calcext:value-type="string">
            <text:p>3/25 0.6545 Tm </text:p>
          </table:table-cell>
          <table:table-cell/>
          <table:table-cell table:number-columns-repeated="3" table:style-name="ce9" office:value-type="date" office:date-value="2019-03-25" calcext:value-type="date">
            <text:p>03-25</text:p>
          </table:table-cell>
          <table:table-cell table:number-columns-repeated="2" office:value-type="string" calcext:value-type="string">
            <text:p>3-25</text:p>
          </table:table-cell>
          <table:table-cell table:number-columns-repeated="2" office:value-type="string" calcext:value-type="string">
            <text:p>3-26</text:p>
          </table:table-cell>
          <table:table-cell/>
          <table:table-cell office:value-type="string" calcext:value-type="string">
            <text:p>3-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 tune</text:p>
          </table:table-cell>
          <table:table-cell table:style-name="ce7"/>
          <table:table-cell/>
          <table:table-cell table:style-name="ce10" office:value-type="time" office:time-value="PT13H29M00S" calcext:value-type="time">
            <text:p>01:29:00 PM</text:p>
          </table:table-cell>
          <table:table-cell table:style-name="ce10" office:value-type="time" office:time-value="PT13H52M00S" calcext:value-type="time">
            <text:p>01:52:00 PM</text:p>
          </table:table-cell>
          <table:table-cell table:style-name="ce10" office:value-type="time" office:time-value="PT14H44M00S" calcext:value-type="time">
            <text:p>02:44:00 PM</text:p>
          </table:table-cell>
          <table:table-cell table:style-name="ce10" office:value-type="time" office:time-value="PT21H00M00S" calcext:value-type="time">
            <text:p>09:00:00 PM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13H30M00S" calcext:value-type="time">
            <text:p>01:30:00 PM</text:p>
          </table:table-cell>
          <table:table-cell table:style-name="ce10" office:value-type="time" office:time-value="PT14H44M00S" calcext:value-type="time">
            <text:p>02:44:00 PM</text:p>
          </table:table-cell>
          <table:table-cell/>
          <table:table-cell table:style-name="ce10" office:value-type="time" office:time-value="PT20H48M00S" calcext:value-type="time">
            <text:p>08:48:00 PM</text:p>
          </table:table-cell>
          <table:table-cell table:style-name="ce10" office:value-type="time" office:time-value="PT22H00M00S" calcext:value-type="time">
            <text:p>10:00:00 P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44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D145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D146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lit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P_D146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D147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485_FC</text:p>
          </table:table-cell>
          <table:table-cell table:number-columns-repeated="2"/>
          <table:table-cell table:number-columns-repeated="2"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485_AP</text:p>
          </table:table-cell>
          <table:table-cell table:number-columns-repeated="5"/>
          <table:table-cell office:value-type="float" office:value="-7" calcext:value-type="float">
            <text:p>-7</text:p>
          </table:table-cell>
          <table:table-cell/>
          <table:table-cell table:number-columns-repeated="2" office:value-type="float" office:value="-8" calcext:value-type="float">
            <text:p>-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 NMR</text:p>
          </table:table-cell>
          <table:table-cell table:number-columns-repeated="5"/>
          <table:table-cell office:value-type="float" office:value="0.525133" calcext:value-type="float">
            <text:p>0.525133</text:p>
          </table:table-cell>
          <table:table-cell office:value-type="float" office:value="0.526007" calcext:value-type="float">
            <text:p>0.526007</text:p>
          </table:table-cell>
          <table:table-cell/>
          <table:table-cell office:value-type="float" office:value="0.433192" calcext:value-type="float">
            <text:p>0.433192</text:p>
          </table:table-cell>
          <table:table-cell office:value-type="float" office:value="0.432112" calcext:value-type="float">
            <text:p>0.432112</text:p>
          </table:table-cell>
          <table:table-cell office:value-type="float" office:value="0.327394" calcext:value-type="float">
            <text:p>0.327394</text:p>
          </table:table-cell>
          <table:table-cell office:value-type="float" office:value="0.330047" calcext:value-type="float">
            <text:p>0.330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2 NMR</text:p>
          </table:table-cell>
          <table:table-cell table:number-columns-repeated="5"/>
          <table:table-cell office:value-type="float" office:value="0.525119" calcext:value-type="float">
            <text:p>0.525119</text:p>
          </table:table-cell>
          <table:table-cell office:value-type="float" office:value="0.525996" calcext:value-type="float">
            <text:p>0.525996</text:p>
          </table:table-cell>
          <table:table-cell/>
          <table:table-cell office:value-type="float" office:value="0.43315" calcext:value-type="float">
            <text:p>0.43315</text:p>
          </table:table-cell>
          <table:table-cell office:value-type="float" office:value="0.432118" calcext:value-type="float">
            <text:p>0.432118</text:p>
          </table:table-cell>
          <table:table-cell office:value-type="float" office:value="0.327376" calcext:value-type="float">
            <text:p>0.327376</text:p>
          </table:table-cell>
          <table:table-cell office:value-type="float" office:value="0.330041" calcext:value-type="float">
            <text:p>0.3300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MR ave</text:p>
          </table:table-cell>
          <table:table-cell table:number-columns-repeated="5"/>
          <table:table-cell table:formula="of:=AVERAGE([.G12:.G13])" office:value-type="float" office:value="0.525126" calcext:value-type="float">
            <text:p>0.525126</text:p>
          </table:table-cell>
          <table:table-cell table:formula="of:=AVERAGE([.H12:.H13])" office:value-type="float" office:value="0.5260015" calcext:value-type="float">
            <text:p>0.5260015</text:p>
          </table:table-cell>
          <table:table-cell/>
          <table:table-cell table:formula="of:=AVERAGE([.J12:.J13])" office:value-type="float" office:value="0.433171" calcext:value-type="float">
            <text:p>0.433171</text:p>
          </table:table-cell>
          <table:table-cell table:formula="of:=AVERAGE([.K12:.K13])" office:value-type="float" office:value="0.432115" calcext:value-type="float">
            <text:p>0.432115</text:p>
          </table:table-cell>
          <table:table-cell table:formula="of:=AVERAGE([.L12:.L13])" office:value-type="float" office:value="0.327385" calcext:value-type="float">
            <text:p>0.327385</text:p>
          </table:table-cell>
          <table:table-cell table:formula="of:=AVERAGE([.M12:.M13])" office:value-type="float" office:value="0.330044" calcext:value-type="float">
            <text:p>0.330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144.731" calcext:value-type="float">
            <text:p>144.731</text:p>
          </table:table-cell>
          <table:table-cell/>
          <table:table-cell office:value-type="float" office:value="145.745" calcext:value-type="float">
            <text:p>145.745</text:p>
          </table:table-cell>
          <table:table-cell table:number-columns-repeated="4"/>
          <table:table-cell office:value-type="float" office:value="90.458" calcext:value-type="float">
            <text:p>90.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144.658" calcext:value-type="float">
            <text:p>144.658</text:p>
          </table:table-cell>
          <table:table-cell/>
          <table:table-cell office:value-type="float" office:value="145.34" calcext:value-type="float">
            <text:p>145.34</text:p>
          </table:table-cell>
          <table:table-cell table:number-columns-repeated="4"/>
          <table:table-cell office:value-type="float" office:value="90.24" calcext:value-type="float">
            <text:p>90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542_FC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542_AP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56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1485/D1448</text:p>
          </table:table-cell>
          <table:table-cell table:style-name="ce3" table:formula="of:=[.B10]/[.B3]" office:value-type="string" office:string-value="" calcext:value-type="error">
            <text:p>#DIV/0!</text:p>
          </table:table-cell>
          <table:table-cell table:style-name="ce3" table:formula="of:=[.C10]/[.C3]" office:value-type="string" office:string-value="" calcext:value-type="error">
            <text:p>#DIV/0!</text:p>
          </table:table-cell>
          <table:table-cell table:style-name="ce3" table:formula="of:=[.D10]/[.D3]" office:value-type="percentage" office:value="0.885714285714286" calcext:value-type="percentage">
            <text:p>88.57%</text:p>
          </table:table-cell>
          <table:table-cell table:style-name="ce3" table:formula="of:=[.E10]/[.E3]" office:value-type="percentage" office:value="0.898550724637681" calcext:value-type="percentage">
            <text:p>89.86%</text:p>
          </table:table-cell>
          <table:table-cell table:style-name="ce3" table:formula="of:=[.F10]/[.F3]" office:value-type="percentage" office:value="0.844827586206896" calcext:value-type="percentage">
            <text:p>84.48%</text:p>
          </table:table-cell>
          <table:table-cell table:style-name="ce3" table:formula="of:=[.G10]/[.G3]" office:value-type="percentage" office:value="1.01869158878505" calcext:value-type="percentage">
            <text:p>101.87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1542/D1448</text:p>
          </table:table-cell>
          <table:table-cell table:style-name="ce3" table:formula="of:=[.B17]/[.B3]" office:value-type="string" office:string-value="" calcext:value-type="error">
            <text:p>#DIV/0!</text:p>
          </table:table-cell>
          <table:table-cell table:style-name="ce3" table:formula="of:=[.C17]/[.C3]" office:value-type="string" office:string-value="" calcext:value-type="error">
            <text:p>#DIV/0!</text:p>
          </table:table-cell>
          <table:table-cell table:style-name="ce3" table:formula="of:=[.D17]/[.D3]" office:value-type="percentage" office:value="0" calcext:value-type="percentage">
            <text:p>0.00%</text:p>
          </table:table-cell>
          <table:table-cell table:style-name="ce3" table:formula="of:=[.E17]/[.E3]" office:value-type="percentage" office:value="1.05797101449275" calcext:value-type="percentage">
            <text:p>105.80%</text:p>
          </table:table-cell>
          <table:table-cell/>
          <table:table-cell table:style-name="ce3" table:formula="of:=[.G17]/[.G3]" office:value-type="percentage" office:value="1.09345794392523" calcext:value-type="percentage">
            <text:p>109.35%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2">
          <table:table-cell office:value-type="string" calcext:value-type="string">
            <text:p>Comments</text:p>
          </table:table-cell>
          <table:table-cell/>
          <table:table-cell office:value-type="string" calcext:value-type="string">
            <text:p>Change on D1542 from all quads nominal</text:p>
          </table:table-cell>
          <table:table-cell table:number-columns-repeated="3"/>
          <table:table-cell table:style-name="ce11" office:value-type="string" calcext:value-type="string">
            <text:p>fields obtained with dipole tuning procedure #1</text:p>
          </table:table-cell>
          <table:table-cell table:style-name="ce11" office:value-type="string" calcext:value-type="string">
            <text:p>fields obtained by centering on D1542</text:p>
          </table:table-cell>
          <table:table-cell/>
          <table:table-cell table:style-name="ce11" office:value-type="string" calcext:value-type="string">
            <text:p>fields obtained by centering on D1542</text:p>
          </table:table-cell>
          <table:table-cell table:number-columns-repeated="2" table:style-name="ce11" office:value-type="string" calcext:value-type="string">
            <text:p>fields obtained with dipole tuning procedure #1</text:p>
          </table:table-cell>
          <table:table-cell table:style-name="ce11" office:value-type="string" calcext:value-type="string">
            <text:p>fields obtained by centering on D15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ewer file</text:p>
          </table:table-cell>
          <table:table-cell table:number-columns-repeated="19"/>
        </table:table-row>
        <table:table-row table:style-name="ro1">
          <table:table-cell table:style-name="ce5"/>
          <table:table-cell table:number-columns-repeated="19"/>
        </table:table-row>
        <table:table-row table:style-name="ro1">
          <table:table-cell table:style-name="Default"/>
          <table:table-cell table:style-name="ce8"/>
          <table:table-cell table:number-columns-repeated="18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DCH141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22" calcext:value-type="float">
            <text:p>-22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DCV141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DCH14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.5" calcext:value-type="float">
            <text:p>14.5</text:p>
          </table:table-cell>
          <table:table-cell office:value-type="float" office:value="23.7" calcext:value-type="float">
            <text:p>23.7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-13.3" calcext:value-type="float">
            <text:p>-13.3</text:p>
          </table:table-cell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DCV14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4"/>
          <table:table-cell table:style-name="ce12" office:value-type="string" calcext:value-type="string">
            <text:p>no convergence</text:p>
          </table:table-cell>
          <table:table-cell table:number-columns-repeated="3"/>
          <table:table-cell office:value-type="string" calcext:value-type="string">
            <text:p>converged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4" table:formula="of:=(0.526007-0.525996)/0.525996" office:value-type="percentage" office:value="0.0000209127065604743" calcext:value-type="percentage">
            <text:p>0.00209%</text:p>
          </table:table-cell>
          <table:table-cell/>
          <table:table-cell table:style-name="ce3" table:formula="of:=([.G12]-[.H12])/[.H12]" office:value-type="percentage" office:value="-0.0016615748459622" calcext:value-type="percentage">
            <text:p>-0.17%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DCH14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DCV141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DCH1431</text:p>
          </table:table-cell>
          <table:table-cell office:value-type="float" office:value="0" calcext:value-type="float">
            <text:p>0</text:p>
          </table:table-cell>
          <table:table-cell office:value-type="float" office:value="-13.3" calcext:value-type="float">
            <text:p>-13.3</text:p>
          </table:table-cell>
          <table:table-cell office:value-type="float" office:value="-11.8" calcext:value-type="float">
            <text:p>-11.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DCV14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percentage-style style:name="N130">
      <number:number number:decimal-places="3" loext:min-decimal-places="3" number:min-integer-digits="1"/>
      <number:text>%</number:text>
    </number:percentage-style>
    <number:number-style style:name="N131">
      <number:number number:decimal-places="10" loext:min-decimal-places="10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5" loext:min-decimal-places="15" number:min-integer-digits="1"/>
    </number:number-style>
    <number:number-style style:name="N138">
      <number:number number:decimal-places="16" loext:min-decimal-places="16" number:min-integer-digits="1"/>
    </number:number-style>
    <number:number-style style:name="N139">
      <number:number number:decimal-places="17" loext:min-decimal-places="17" number:min-integer-digits="1"/>
    </number:number-style>
    <number:number-style style:name="N140">
      <number:number number:decimal-places="18" loext:min-decimal-places="18" number:min-integer-digits="1"/>
    </number:number-style>
    <number:number-style style:name="N141">
      <number:number number:decimal-places="19" loext:min-decimal-places="19" number:min-integer-digits="1"/>
    </number:number-style>
    <number:number-style style:name="N142">
      <number:number number:decimal-places="20" loext:min-decimal-places="20" number:min-integer-digits="1"/>
    </number:number-style>
    <number:percentage-style style:name="N143">
      <number:number number:decimal-places="4" loext:min-decimal-places="4" number:min-integer-digits="1"/>
      <number:text>%</number:text>
    </number:percentage-style>
    <number:percentage-style style:name="N144">
      <number:number number:decimal-places="5" loext:min-decimal-places="5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09:30:19.345294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39:35.378902070</meta:creation-date>
    <meta:generator>LibreOffice/5.1.6.2$Linux_X86_64 LibreOffice_project/10m0$Build-2</meta:generator>
    <dc:date>2019-04-01T11:13:43.859822984</dc:date>
    <meta:editing-duration>P5DT2H25M51S</meta:editing-duration>
    <meta:editing-cycles>18</meta:editing-cycles>
    <meta:document-statistic meta:table-count="2" meta:cell-count="2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7cm" xlink:href=".." xlink:type="simple" chart:class="chart:scatter" chart:style-name="ch1">
        <chart:legend chart:legend-position="end" svg:x="11.386cm" svg:y="3.955cm" style:legend-expansion="high" chart:style-name="ch2"/>
        <chart:plot-area chart:style-name="ch3" table:cell-range-address="Dipole.B1:Dipole.B5 Dipole.C2:Dipole.C5" chart:data-source-has-labels="both" svg:x="1.798cm" svg:y="0.578cm" svg:width="11.663cm" svg:height="7.991cm">
          <chartooo:coordinate-region svg:x="2.525cm" svg:y="0.778cm" svg:width="10.605cm" svg:height="7.144cm"/>
          <chart:axis chart:dimension="x" chart:name="primary-x" chart:style-name="ch4" chartooo:axis-type="auto">
            <chart:categories table:cell-range-address="Dipole.B1:Dipole.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ipole.B2:Dipole.B5" chart:label-cell-address="Dipole.B1:Dipole.B1" chart:class="chart:scatter">
            <chart:domain table:cell-range-address="Dipole.C2:Dipole.C5"/>
            <chart:regression-curve chart:style-name="ch7">
              <chart:equation chart:display-equation="true" chart:display-r-square="true" svg:x="3.282cm" svg:y="4.387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MR field [T]</text:p>
                <draw:g>
                  <svg:desc>Dipole.B1:Dipo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MR field [T]</text:p>
                <draw:g>
                  <svg:desc>Dipole.B1:Dipole.B1</svg:desc>
                </draw:g>
              </table:table-cell>
              <table:table-cell office:value-type="float" office:value="0.6893">
                <text:p>0.6893</text:p>
                <draw:g>
                  <svg:desc>Dipole.C2:Dipole.C5</svg:desc>
                </draw:g>
              </table:table-cell>
              <table:table-cell office:value-type="float" office:value="0.55319">
                <text:p>0.55319</text:p>
                <draw:g>
                  <svg:desc>Dipole.B2:Dipole.B5</svg:desc>
                </draw:g>
              </table:table-cell>
            </table:table-row>
            <table:table-row>
              <table:table-cell office:value-type="string"/>
              <table:table-cell office:value-type="float" office:value="0.6545">
                <text:p>0.6545</text:p>
              </table:table-cell>
              <table:table-cell office:value-type="float" office:value="0.525126">
                <text:p>0.525126</text:p>
              </table:table-cell>
            </table:table-row>
            <table:table-row>
              <table:table-cell office:value-type="string"/>
              <table:table-cell office:value-type="float" office:value="0.5396">
                <text:p>0.5396</text:p>
              </table:table-cell>
              <table:table-cell office:value-type="float" office:value="0.432115">
                <text:p>0.432115</text:p>
              </table:table-cell>
            </table:table-row>
            <table:table-row>
              <table:table-cell office:value-type="string"/>
              <table:table-cell office:value-type="float" office:value="0.40961">
                <text:p>0.40961</text:p>
              </table:table-cell>
              <table:table-cell office:value-type="float" office:value="0.327385">
                <text:p>0.327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style-name="ch1">
        <chart:legend chart:legend-position="end" svg:x="11.108cm" svg:y="4.204cm" style:legend-expansion="high" chart:style-name="ch2"/>
        <chart:plot-area chart:style-name="ch3" table:cell-range-address="Dipole.B2:Dipole.B5 Dipole.F1:Dipole.F1 Dipole.E2:Dipole.E5" chart:data-source-has-labels="row" svg:x="0.319cm" svg:y="0.18cm" svg:width="10.47cm" svg:height="8.647cm">
          <chartooo:coordinate-region svg:x="1.655cm" svg:y="0.379cm" svg:width="8.894cm" svg:height="8.2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pole.E2:Dipole.E5" chart:label-cell-address="Dipole.F1:Dipole.F1" chart:class="chart:scatter">
            <chart:domain table:cell-range-address="Dipole.B2:Dipole.B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sidual from design radius</text:p>
                <draw:g>
                  <svg:desc>Dipole.F1:Dipol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319">
                <text:p>0.55319</text:p>
                <draw:g>
                  <svg:desc>Dipole.B2:Dipole.B5</svg:desc>
                </draw:g>
              </table:table-cell>
              <table:table-cell office:value-type="float" office:value="0.00317350935731909">
                <text:p>0.00317350935731909</text:p>
                <draw:g>
                  <svg:desc>Dipole.E2:Dipole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5126">
                <text:p>0.525126</text:p>
              </table:table-cell>
              <table:table-cell office:value-type="float" office:value="0.00291443850267363">
                <text:p>0.00291443850267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2115">
                <text:p>0.432115</text:p>
              </table:table-cell>
              <table:table-cell office:value-type="float" office:value="0.00100769088213475">
                <text:p>0.00100769088213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7385">
                <text:p>0.327385</text:p>
              </table:table-cell>
              <table:table-cell office:value-type="float" office:value="-0.000924660042479497">
                <text:p>-0.000924660042479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44">
      <number:number number:decimal-places="5" loext:min-decimal-places="5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style-name="ch1">
        <chart:legend chart:legend-position="end" svg:x="11.108cm" svg:y="4.204cm" style:legend-expansion="high" chart:style-name="ch2"/>
        <chart:plot-area chart:style-name="ch3" table:cell-range-address="Dipole.C2:Dipole.C5 Dipole.F1:Dipole.F5" chart:data-source-has-labels="row" svg:x="0.319cm" svg:y="0.18cm" svg:width="10.47cm" svg:height="8.647cm">
          <chartooo:coordinate-region svg:x="2.211cm" svg:y="0.379cm" svg:width="8.247cm" svg:height="8.2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pole.F2:Dipole.F5" chart:label-cell-address="Dipole.F1:Dipole.F1" chart:class="chart:scatter">
            <chart:domain table:cell-range-address="Dipole.C2:Dipole.C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sidual from design radius</text:p>
                <draw:g>
                  <svg:desc>Dipole.F1:Dipol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93">
                <text:p>0.6893</text:p>
                <draw:g>
                  <svg:desc>Dipole.C2:Dipole.C5</svg:desc>
                </draw:g>
              </table:table-cell>
              <table:table-cell office:value-type="float" office:value="-0.000131434206439219">
                <text:p>-0.000131434206439219</text:p>
                <draw:g>
                  <svg:desc>Dipole.F2:Dipole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5">
                <text:p>0.6545</text:p>
              </table:table-cell>
              <table:table-cell office:value-type="float" office:value="-0.000133929633840077">
                <text:p>-0.000133929633840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96">
                <text:p>0.5396</text:p>
              </table:table-cell>
              <table:table-cell office:value-type="float" office:value="0.000668655044328685">
                <text:p>0.000668655044328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961">
                <text:p>0.40961</text:p>
              </table:table-cell>
              <table:table-cell office:value-type="float" office:value="0.000608158177430429">
                <text:p>0.000608158177430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